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2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66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92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6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1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1.27cm" fo:margin-right="0cm" fo:margin-top="0cm" fo:margin-bottom="0cm" fo:text-align="center" fo:text-indent="-1.27cm" style:text-autospace="none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text-align="center" style:text-autospace="none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P11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Segoe UI" style:font-size-asian="24pt" style:font-style-asian="normal" style:font-weight-asian="bold" style:font-name-complex="Segoe UI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Segoe UI" style:font-size-asian="36pt" style:font-style-asian="normal" style:font-weight-asian="bold" style:font-name-complex="Segoe UI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10d0c" style:text-outline="false" style:text-line-through-style="none" style:text-line-through-type="none" style:font-name="Segoe UI" fo:font-size="28pt" fo:font-style="normal" fo:text-shadow="none" style:text-underline-style="none" fo:font-weight="bold" style:letter-kerning="true" style:font-name-asian="Segoe UI" style:font-size-asian="28pt" style:font-style-asian="normal" style:font-weight-asian="bold" style:font-name-complex="Segoe UI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Segoe UI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016cm" svg:y="0.508cm">
          <draw:text-box>
            <text:p text:style-name="P1"><text:span text:style-name="T1">HYMN #904</text:span></text:p>
            <text:p text:style-name="P1"><text:span text:style-name="T2">“</text:span><text:span text:style-name="T2">Blessed Jesus, at Your Wor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4.892cm" svg:height="7.47cm" svg:x="1.568cm" svg:y="0.604cm">
          <draw:text-box>
            <text:p text:style-name="P1"><text:span text:style-name="T3">1. </text:span><text:span text:style-name="T4">Blessèd Jesus, at Your Word</text:span><text:span text:style-name="T4"><text:line-break/></text:span><text:span text:style-name="T4">We are gathered all to hear You.</text:span><text:span text:style-name="T4"><text:line-break/></text:span><text:span text:style-name="T4">Let our hearts and souls be stirred</text:span><text:span text:style-name="T4"><text:line-break/></text:span><text:span text:style-name="T4">Now to seek and love and fear You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4" draw:layer="layout" svg:width="24.892cm" svg:height="3.914cm" svg:x="1.524cm" svg:y="0.67cm">
          <draw:text-box>
            <text:p text:style-name="P1"><text:span text:style-name="T4">By Your teachings, sweet and holy,</text:span><text:span text:style-name="T4"><text:line-break/></text:span><text:span text:style-name="T4">Drawn from earth to love You sole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7" draw:layer="layout" svg:width="24.638cm" svg:height="7.172cm" svg:x="1.546cm" svg:y="0.508cm">
          <draw:text-box>
            <text:p text:style-name="P6"><text:span text:style-name="T5">2. </text:span><text:span text:style-name="T6">All our knowledge, sense, and sight</text:span></text:p>
            <text:p text:style-name="P6"><text:span text:style-name="T6">Lie in deepest darkness shrouded</text:span></text:p>
            <text:p text:style-name="P6"><text:span text:style-name="T6">Till Your Spirit breaks our night</text:span></text:p>
            <text:p text:style-name="P6"><text:span text:style-name="T6">With the beams of truth uncloud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6" draw:text-style-name="P7" draw:layer="layout" svg:width="24.638cm" svg:height="3.87cm" svg:x="1.546cm" svg:y="0.508cm">
          <draw:text-box>
            <text:p text:style-name="P6"><text:span text:style-name="T6">You alone to God can win us;</text:span></text:p>
            <text:p text:style-name="P6"><text:span text:style-name="T6">You must work all good within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9" draw:layer="layout" svg:width="24.892cm" svg:height="7.47cm" svg:x="1.524cm" svg:y="0.508cm">
          <draw:text-box>
            <text:p text:style-name="P8"><text:span text:style-name="T5">3. </text:span><text:span text:style-name="T6">Gracious Savior, good and kind,</text:span><text:span text:style-name="T6"><text:line-break/></text:span><text:span text:style-name="T6">Light of Light, from God proceeding,</text:span><text:span text:style-name="T6"><text:line-break/></text:span><text:span text:style-name="T6">Open now our heart and mind;</text:span><text:span text:style-name="T6"><text:line-break/></text:span><text:span text:style-name="T6">Help us by Your Spirit’s plead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4" draw:text-style-name="P9" draw:layer="layout" svg:width="24.892cm" svg:height="3.914cm" svg:x="1.524cm" svg:y="0.508cm">
          <draw:text-box>
            <text:p text:style-name="P8"><text:span text:style-name="T6">Hear the cry Your Church now raises;</text:span><text:span text:style-name="T6"><text:line-break/></text:span><text:span text:style-name="T6">Hear and bless our prayers and prais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7" draw:text-style-name="P10" draw:layer="layout" svg:width="24.638cm" svg:height="7.161cm" svg:x="1.778cm" svg:y="0.508cm">
          <draw:text-box>
            <text:p text:style-name="P6"><text:span text:style-name="T7">▲</text:span><text:span text:style-name="T5"> </text:span><text:span text:style-name="T5">4. </text:span><text:span text:style-name="T6">Father, Son, and Spirit, Lord,</text:span></text:p>
            <text:p text:style-name="P6"><text:span text:style-name="T6">Praise to You and adoration!</text:span></text:p>
            <text:p text:style-name="P6"><text:span text:style-name="T6">Grant that we may trust Your Word,</text:span></text:p>
            <text:p text:style-name="P6"><text:span text:style-name="T6">Confident of our salvation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8" draw:text-style-name="P10" draw:layer="layout" svg:width="24.638cm" svg:height="9.081cm" svg:x="1.716cm" svg:y="0.571cm">
          <draw:text-box>
            <text:p text:style-name="P6"><text:span text:style-name="T6">While we here below must wander,</text:span></text:p>
            <text:p text:style-name="P6"><text:span text:style-name="T6">Till we sing Your praises yonder.</text:span></text:p>
            <text:p text:style-name="P1"><text:span text:style-name="T6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><text:s text:c="12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20:09:40.032000000</meta:creation-date>
    <dc:title>Hymn template</dc:title>
    <meta:editing-duration>PT20M30S</meta:editing-duration>
    <meta:editing-cycles>8</meta:editing-cycles>
    <meta:generator>LibreOffice/6.1.3.2$Windows_X86_64 LibreOffice_project/86daf60bf00efa86ad547e59e09d6bb77c699acb</meta:generator>
    <meta:initial-creator>Arthur Hoch</meta:initial-creator>
    <dc:date>2019-01-20T14:29:56.332000000</dc:date>
    <meta:document-statistic meta:object-count="156"/>
    <meta:template xlink:type="simple" xlink:actuate="onRequest" xlink:title="Hymn template" xlink:href="../../AppData/Roaming/LibreOffice/4/user/template/Worship%20Templsates/Hymn%20template.otp" meta:date="2015-05-13T20:09:39.455000000"/>
  </office:meta>
</office:document-meta>
</file>